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Информация о фильмах берётся из сервиса <text:a xlink:type="simple" xlink:href="http://api.rottentomatoes.com/">http://api.rottentomatoes.com</text:a>, предоставляемого сайтом: <text:a xlink:type="simple" xlink:href="http://developer.rottentomatoes.com/">http://developer.rottentomatoes.com</text:a> (логин: ikoznov; пароль: 4a78poi2; ключ приложения: gfh7w8cm88rvptkndqq556x4). Для обращения к сервису используются GET-запросы, в частности методы:</text:p>
      <text:p text:style-name="Text_20_body"><text:a xlink:type="simple" xlink:href="http://api.rottentomatoes.com/api/public/v1.0/movies/%5Bmovie_id%5D/similar.json">http://api.rottentomatoes.com/api/public/v1.0/movies/</text:a><text:a xlink:type="simple" xlink:href="http://api.rottentomatoes.com/api/public/v1.0/movies/%5Bmovie_id%5D/similar.json">{</text:a><text:a xlink:type="simple" xlink:href="http://api.rottentomatoes.com/api/public/v1.0/movies/%5Bmovie_id%5D/similar.json">movie_id</text:a><text:a xlink:type="simple" xlink:href="http://api.rottentomatoes.com/api/public/v1.0/movies/%5Bmovie_id%5D/similar.json">}</text:a><text:a xlink:type="simple" xlink:href="http://api.rottentomatoes.com/api/public/v1.0/movies/%5Bmovie_id%5D/similar.json">/similar.json</text:a> для получения списка похожих фильмов на заданный;</text:p>
      <text:p text:style-name="Text_20_body"><text:a xlink:type="simple" xlink:href="http://api.rottentomatoes.com/api/public/v1.0/movies.json">http://api.rottentomatoes.com/api/public/v1.0/movies.json</text:a> для поиска фильма по названию и получения его идентификатора.</text:p>
      <text:p text:style-name="Text_20_body">Сервис также предоставляет ссылки на изображения с постерами фильмов различного качества. Алгоритм, определяющий какие именно постеры будут изображены на гранях можно разделить на 3 этапа.</text:p>
      <text:p text:style-name="Text_20_body">Первый этап: получение необходимой информации из сервиса и запись, её в граф, в котором каждая вершина представляет собой фильм, а каждое ребро — прямую связь между двумя фильмами. После построения графа, происходит обработка полученной информации, с целью отбора постеров для отображения на гранях усечённого икосаэдра.</text:p>
      <text:p text:style-name="Text_20_body">Итак, цель второго этапа — определение того, насколько сильно связаны друг с другом фильмы, находящиеся в графе. Для этого вводится некоторая функция, значения которой лежат строго в интервале от 0 до 1, чем больше значение функции тем сильнее связаны фильмы. Функция не может равняться нулю, поскольку граф связный, т. е. между любыми двумя фильмами существует связь, пусть и косвенная. И единице функция также не может равняться, поскольку это бы обозначало, что рассматривается один и тот же фильм. Для вычисления значения функции связи используется количество и длина всех путей от одной заданной вершины до другой, т. е. учитываются все связи между двумя фильмами, как прямые, так и косвенные, а также и степень их косвенности. Условимся, что вес прямой связи выше веса всех косвенных, и что вес любой косвенной связи выше совокупного веса любого количества связей большей длины. Исходя из этих условий значение функции связи можно представить, как сумму:</text:p>
      <text:p text:style-name="Text_20_body"><draw:frame draw:style-name="fr1" draw:name="Объект1" text:anchor-type="as-char" svg:y="-0.2445in" svg:width="5.0709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Что в общем случае можно представить как бесконечную сумму и доказать, что она стремится к 1:</text:p>
      <text:p text:style-name="Text_20_body"><draw:frame draw:style-name="fr1" draw:name="Объект2" text:anchor-type="as-char" svg:y="-0.2445in" svg:width="1.3571in" svg:height="0.4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Каждое слагаемое этой суммы соответствует весу определённой связи. Первая часть суммы, заключённая в скобки равняется весу всех прямых связей, связей единичной длины, на практике она всегда только одна. Следующие подсуммы соответственно равняются весу всех косвенных связей определённой длины. В результате второго этапа алгоритма подсчитывается матрица, которая содержит значения силы связи между всеми фильмами в графе.</text:p>
      <text:p text:style-name="Text_20_body">На последнем, третьем, этапе непосредственно отбираются постеры для отображения. Происходит это по следующему критерию: вокруг заданного фильма должны оказаться фильмы с наибольшей с ним связью, но в то же время связи между набором этих фильмов должны быть минимальны. Отбор происходит только для не заполненных граней, грани для которых постер определён, не меня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line-height="150%" fo:text-align="justify" style:justify-single-word="false" fo:hyphenation-ladder-count="no-limit" fo:text-indent="0in" style:auto-text-indent="true" style:page-number="auto">
        <style:tab-stops/>
      </style:paragraph-properties>
      <style:text-properties fo:font-size="12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22:18:24</meta:creation-date>
    <meta:generator>LibreOffice/4.0.0.3$MacOSX_x86 LibreOffice_project/53fd80e80f44edd735c18dbc5b6cde811e0a15c</meta:generator>
    <dc:date>2013-04-13T19:02:08</dc:date>
    <meta:editing-duration>PT17H3M46S</meta:editing-duration>
    <meta:editing-cycles>123</meta:editing-cycles>
    <meta:document-statistic meta:table-count="0" meta:image-count="0" meta:object-count="2" meta:page-count="2" meta:paragraph-count="11" meta:word-count="382" meta:character-count="2875" meta:non-whitespace-character-count="2500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o stretchy="false">(</mo>
              <mrow>
                <mrow>
                  <mrow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+</mo>
                        <mfrac>
                          <mrow>
                            <mn>1</mn>
                          </mrow>
                          <mrow>
                            <mn>6</mn>
                          </mrow>
                        </mfrac>
                      </mrow>
                      <mo stretchy="false">+</mo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  <mo stretchy="false">+</mo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+</mo>
                  <mo stretchy="false">…</mo>
                </mrow>
              </mrow>
              <mo stretchy="false">)</mo>
            </mrow>
            <mo stretchy="false">+</mo>
            <mrow>
              <mo stretchy="false">(</mo>
              <mrow>
                <mrow>
                  <mrow>
                    <mrow>
                      <mrow>
                        <mfrac>
                          <mrow>
                            <mn>1</mn>
                          </mrow>
                          <mrow>
                            <mn>9</mn>
                          </mrow>
                        </mfrac>
                        <mo stretchy="false">+</mo>
                        <mfrac>
                          <mrow>
                            <mn>1</mn>
                          </mrow>
                          <mrow>
                            <mn>18</mn>
                          </mrow>
                        </mfrac>
                      </mrow>
                      <mo stretchy="false">+</mo>
                      <mfrac>
                        <mrow>
                          <mn>1</mn>
                        </mrow>
                        <mrow>
                          <mn>36</mn>
                        </mrow>
                      </mfrac>
                    </mrow>
                    <mo stretchy="false">+</mo>
                    <mfrac>
                      <mrow>
                        <mn>1</mn>
                      </mrow>
                      <mrow>
                        <mn>72</mn>
                      </mrow>
                    </mfrac>
                  </mrow>
                  <mo stretchy="false">+</mo>
                  <mo stretchy="false">…</mo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row>
                  <mrow>
                    <mrow>
                      <mfrac>
                        <mrow>
                          <mn>1</mn>
                        </mrow>
                        <mrow>
                          <mn>27</mn>
                        </mrow>
                      </mfrac>
                      <mo stretchy="false">+</mo>
                      <mfrac>
                        <mrow>
                          <mn>1</mn>
                        </mrow>
                        <mrow>
                          <mn>54</mn>
                        </mrow>
                      </mfrac>
                    </mrow>
                    <mo stretchy="false">+</mo>
                    <mfrac>
                      <mrow>
                        <mn>1</mn>
                      </mrow>
                      <mrow>
                        <mn>108</mn>
                      </mrow>
                    </mfrac>
                  </mrow>
                  <mo stretchy="false">+</mo>
                  <mfrac>
                    <mrow>
                      <mn>1</mn>
                    </mrow>
                    <mrow>
                      <mn>216</mn>
                    </mrow>
                  </mfrac>
                </mrow>
                <mo stretchy="false">+</mo>
                <mo stretchy="false">…</mo>
              </mrow>
            </mrow>
            <mo stretchy="false">)</mo>
          </mrow>
        </mrow>
        <mo stretchy="false">+</mo>
        <mo stretchy="false">…</mo>
      </mrow>
    </mrow>
    <annotation encoding="StarMath 5.0">( {1}over{3} + {1}over{6} + {1}over{12} + {1}over{24} + dotslow ) +
( {1}over{9} + {1}over{18} + {1}over{36} + {1}over{72} + dotslow ) +
( {1}over{27} + {1}over{54} + {1}over{108} + {1}over{216} + dotslow ) +
dotslow</annotation>
  </semantics>
</math>
</file>

<file path=Object 2/content.xml><?xml version="1.0" encoding="utf-8"?>
<math xmlns="http://www.w3.org/1998/Math/MathML">
  <semantics>
    <mrow>
      <mrow>
        <mrow>
          <mi>lim</mi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o stretchy="false">∞</mo>
              </mrow>
            </munderover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</mrow>
                <mrow>
                  <mo stretchy="false">∞</mo>
                </mrow>
              </munderover>
              <mrow>
                <mfrac>
                  <mrow>
                    <mn>2</mn>
                  </mrow>
                  <mrow>
                    <mrow>
                      <mrow>
                        <msup>
                          <mn>3</mn>
                          <mrow>
                            <mi>i</mi>
                          </mrow>
                        </msup>
                      </mrow>
                      <mo stretchy="false">⋅</mo>
                      <mrow>
                        <msup>
                          <mn>2</mn>
                          <mrow>
                            <mi>j</mi>
                          </mrow>
                        </msup>
                      </mrow>
                    </mrow>
                  </mrow>
                </mfrac>
              </mrow>
            </mrow>
          </mrow>
        </mrow>
        <mo stretchy="false">=</mo>
        <mn>1</mn>
      </mrow>
    </mrow>
    <annotation encoding="StarMath 5.0">lim sum from{i=1} to{infinity} sum from{j=1} to{infinity} { {2}over{ {3^{i}} cdot {2^{j}} }  } = 1</annotation>
  </semantics>
</math>
</file>